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2cm" svg:x="0.8cm" svg:y="5.2cm">
          <text:p text:style-name="P1">INPUT mont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2.4cm" svg:height="1.8cm" svg:x="2.8cm" svg:y="7.3cm">
          <text:p text:style-name="P1">1.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2.4cm" svg:height="1.8cm" svg:x="8.1cm" svg:y="7.3cm">
          <text:p text:style-name="P1">2.</text:p>
          <draw:enhanced-geometry svg:viewBox="0 0 21600 21600" draw:text-areas="5400 5400 16200 16200" draw:mirror-horizontal="false" draw:mirror-vertical="false" draw:type="flowchart-sort" draw:enhanced-path="M 0 10800 L 10800 0 21600 10800 10800 21600 Z N M 0 10800 L 21600 10800 N"/>
        </draw:custom-shape>
        <draw:custom-shape draw:style-name="gr1" draw:text-style-name="P1" draw:layer="layout" svg:width="2.4cm" svg:height="1.8cm" svg:x="12.7cm" svg:y="7.4cm">
          <text:p text:style-name="P1">3.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2.4cm" svg:height="1.8cm" svg:x="18.3cm" svg:y="7.345cm">
          <text:p text:style-name="P1">4.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2.4cm" svg:height="1.8cm" svg:x="23.1cm" svg:y="6cm">
          <text:p text:style-name="P1">5.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6.8cm" svg:height="2.2cm" svg:x="1.3cm" svg:y="1.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2.4cm" svg:height="1.8cm" svg:x="26.5cm" svg:y="6cm">
          <text:p text:style-name="P1">6.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2.4cm" svg:height="1.8cm" svg:x="25.8cm" svg:y="12.8cm">
          <text:p text:style-name="P1">12.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2.4cm" svg:height="1.8cm" svg:x="25.5cm" svg:y="17.8cm">
          <text:p text:style-name="P1">11.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2.4cm" svg:height="1.8cm" svg:x="21.9cm" svg:y="17.2cm">
          <text:p text:style-name="P1">10.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2.4cm" svg:height="1.8cm" svg:x="24.9cm" svg:y="11.2cm">
          <text:p text:style-name="P1">9.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2.4cm" svg:height="1.8cm" svg:x="26.2cm" svg:y="10.1cm">
          <text:p text:style-name="P1">8.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2.4cm" svg:height="1.8cm" svg:x="26.3cm" svg:y="8.1cm">
          <text:p text:style-name="P1">7.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5cm" svg:height="5.7cm" svg:x="14.7cm" svg:y="0cm">
          <text:p text:style-name="P1">Key:</text:p>
          <text:p text:style-name="P1">1. month==1</text:p>
          <text:p text:style-name="P1">2. month==2</text:p>
          <text:p text:style-name="P1">3. month==3</text:p>
          <text:p text:style-name="P1">4. month==4</text:p>
          <text:p text:style-name="P1">5. month==5</text:p>
          <text:p text:style-name="P1">6. month==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.7cm" svg:x="19.7cm" svg:y="0.1cm">
          <text:p text:style-name="P1">Key:</text:p>
          <text:p text:style-name="P1">7. month==7</text:p>
          <text:p text:style-name="P1">8. month==8</text:p>
          <text:p text:style-name="P1">9. month==9</text:p>
          <text:p text:style-name="P1">10. month==10</text:p>
          <text:p text:style-name="P1">11. month==11</text:p>
          <text:p text:style-name="P1">12. month==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1cm" svg:x="25.8cm" svg:y="15cm">
          <text:p text:style-name="P1">13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cm" svg:height="5.7cm" svg:x="24.7cm" svg:y="0.1cm">
          <text:p text:style-name="P1">Key:</text:p>
          <text:p text:style-name="P1">13. month&gt;1</text:p>
          <text:p text:style-name="P1">14. month&lt;12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9.1cm" svg:x2="4cm" svg:y2="12.3cm">
          <text:p/>
        </draw:line>
        <draw:custom-shape draw:style-name="gr1" draw:text-style-name="P1" draw:layer="layout" svg:width="5.6cm" svg:height="1.6cm" svg:x="1cm" svg:y="12.3cm">
          <text:p text:style-name="P1">OUTPUT</text:p>
          <text:p text:style-name="P1">Januar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5.2cm" svg:y1="8.2cm" svg:x2="8.1cm" svg:y2="8.2cm">
          <text:p/>
        </draw:line>
        <draw:line draw:style-name="gr2" draw:text-style-name="P1" draw:layer="layout" svg:x1="9.3cm" svg:y1="9.1cm" svg:x2="9.3cm" svg:y2="12.2cm">
          <text:p/>
        </draw:line>
        <draw:custom-shape draw:style-name="gr1" draw:text-style-name="P1" draw:layer="layout" svg:width="5.6cm" svg:height="1.6cm" svg:x="6cm" svg:y="12.2cm">
          <text:p text:style-name="P1">OUTPUT</text:p>
          <text:p text:style-name="P1">Februar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5.6cm" svg:height="1.6cm" svg:x="10.9cm" svg:y="12.2cm">
          <text:p text:style-name="P1">OUTPUT</text:p>
          <text:p text:style-name="P1">Mar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4cm" svg:y1="8.2cm" svg:x2="12.8cm" svg:y2="8.2cm">
          <text:p/>
        </draw:line>
        <draw:line draw:style-name="gr2" draw:text-style-name="P1" draw:layer="layout" svg:x1="15cm" svg:y1="8.3cm" svg:x2="18.3cm" svg:y2="8.3cm">
          <text:p/>
        </draw:line>
        <draw:custom-shape draw:style-name="gr1" draw:text-style-name="P1" draw:layer="layout" svg:width="5.6cm" svg:height="1.6cm" svg:x="16.1cm" svg:y="12.2cm">
          <text:p text:style-name="P1">OUTPUT</text:p>
          <text:p text:style-name="P1">Mar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3.9cm" svg:y1="9.4cm" svg:x2="13.9cm" svg:y2="12.1cm">
          <text:p/>
        </draw:line>
        <draw:line draw:style-name="gr2" draw:text-style-name="P1" draw:layer="layout" svg:x1="19.4cm" svg:y1="9.1cm" svg:x2="19.4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1:45:49.394000000</meta:creation-date>
    <dc:date>2014-09-29T12:16:43.683000000</dc:date>
    <meta:editing-duration>PT10S</meta:editing-duration>
    <meta:editing-cycles>1</meta:editing-cycles>
    <meta:document-statistic meta:object-count="29"/>
    <meta:generator>LibreOffice/4.2.5.2$Windows_x86 LibreOffice_project/61cb170a04bb1f12e77c884eab9192be736ec5f5</meta:generator>
  </office:meta>
</office:document-meta>
</file>